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49000000F07B80DE7DE0B6159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Open Sans1" svg:font-family="'Open Sans'" style:font-family-generic="swis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666666" style:font-name="Open Sans" fo:font-size="9pt" style:font-name-asian="Open Sans2" style:font-size-asian="9pt" style:font-name-complex="Open Sans2" style:font-size-complex="9pt"/>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0" fo:widows="0" fo:text-indent="0in" style:auto-text-indent="false" fo:background-color="#ffffff" fo:padding="0in" fo:border="none" fo:keep-with-next="auto"/>
    </style:style>
    <style:style style:name="P5" style:family="paragraph" style:parent-style-name="Standard">
      <style:text-properties style:font-name="Helvetica"/>
    </style:style>
    <style:style style:name="P6" style:family="paragraph" style:parent-style-name="Standard">
      <style:text-properties style:font-name="Helvetica" officeooo:rsid="000ea1e3" officeooo:paragraph-rsid="000ea1e3"/>
    </style:style>
    <style:style style:name="P7" style:family="paragraph" style:parent-style-name="Standard">
      <style:text-properties style:font-name="Helvetica" officeooo:rsid="000ea1e3" officeooo:paragraph-rsid="00104d3b"/>
    </style:style>
    <style:style style:name="P8" style:family="paragraph" style:parent-style-name="Standard">
      <style:text-properties style:font-name="Helvetica" officeooo:paragraph-rsid="00104d3b"/>
    </style:style>
    <style:style style:name="P9" style:family="paragraph" style:parent-style-name="Standard">
      <style:text-properties style:font-name="Helvetica" officeooo:paragraph-rsid="0011bcd3"/>
    </style:style>
    <style:style style:name="P10" style:family="paragraph" style:parent-style-name="Standard">
      <style:paragraph-properties fo:margin-top="0in" fo:margin-bottom="0in" loext:contextual-spacing="false"/>
      <style:text-properties style:font-name="Helvetica"/>
    </style:style>
    <style:style style:name="P11" style:family="paragraph" style:parent-style-name="Standard">
      <style:paragraph-properties fo:margin-top="0in" fo:margin-bottom="0in" loext:contextual-spacing="false" fo:text-align="justify" style:justify-single-word="false"/>
      <style:text-properties style:font-name="Helvetica" style:font-name-asian="Open Sans2" style:font-name-complex="Open Sans2"/>
    </style:style>
    <style:style style:name="P12" style:family="paragraph" style:parent-style-name="Standard">
      <style:paragraph-properties fo:margin-top="0in" fo:margin-bottom="0in" loext:contextual-spacing="false" fo:text-align="justify" style:justify-single-word="false"/>
      <style:text-properties style:font-name="Helvetica" officeooo:rsid="000f2111" officeooo:paragraph-rsid="000f2111"/>
    </style:style>
    <style:style style:name="P13" style:family="paragraph" style:parent-style-name="Standard">
      <style:paragraph-properties fo:margin-top="0in" fo:margin-bottom="0in" loext:contextual-spacing="false" fo:text-align="justify" style:justify-single-word="false"/>
      <style:text-properties style:font-name="Helvetica" officeooo:rsid="000f2111" officeooo:paragraph-rsid="00104d3b"/>
    </style:style>
    <style:style style:name="P14" style:family="paragraph" style:parent-style-name="Heading_20_1">
      <style:paragraph-properties fo:margin-top="0in" fo:margin-bottom="0in" loext:contextual-spacing="false"/>
      <style:text-properties style:font-name="Helvetica"/>
    </style:style>
    <style:style style:name="P15" style:family="paragraph" style:parent-style-name="Heading_20_1">
      <style:paragraph-properties fo:margin-top="0in" fo:margin-bottom="0in" loext:contextual-spacing="false"/>
      <style:text-properties style:font-name="Helvetica" officeooo:rsid="000ea1e3" officeooo:paragraph-rsid="000ea1e3"/>
    </style:style>
    <style:style style:name="P16" style:family="paragraph" style:parent-style-name="Heading_20_1">
      <style:paragraph-properties fo:margin-top="0in" fo:margin-bottom="0in" loext:contextual-spacing="false" fo:text-align="justify" style:justify-single-word="false"/>
      <style:text-properties style:font-name="Helvetica" officeooo:rsid="000ea1e3" officeooo:paragraph-rsid="000ea1e3"/>
    </style:style>
    <style:style style:name="P17" style:family="paragraph" style:parent-style-name="Heading_20_1">
      <style:paragraph-properties fo:margin-top="0in" fo:margin-bottom="0in" loext:contextual-spacing="false" fo:text-align="justify" style:justify-single-word="false" fo:break-before="page"/>
      <style:text-properties style:font-name="Helvetica" officeooo:rsid="000ea1e3" officeooo:paragraph-rsid="00104d3b"/>
    </style:style>
    <style:style style:name="P18" style:family="paragraph" style:parent-style-name="Heading_20_2">
      <style:text-properties style:font-name="Helvetica"/>
    </style:style>
    <style:style style:name="P19" style:family="paragraph" style:parent-style-name="Heading_20_2">
      <style:text-properties style:font-name="Helvetica" officeooo:rsid="000ea1e3" officeooo:paragraph-rsid="000ea1e3"/>
    </style:style>
    <style:style style:name="P20" style:family="paragraph" style:parent-style-name="Heading_20_2">
      <style:text-properties style:font-name="Helvetica" officeooo:rsid="000ea1e3" officeooo:paragraph-rsid="00104d3b"/>
    </style:style>
    <style:style style:name="P21" style:family="paragraph" style:parent-style-name="Heading_20_2">
      <style:text-properties style:font-name="Helvetica" officeooo:rsid="000f2111" officeooo:paragraph-rsid="000f2111"/>
    </style:style>
    <style:style style:name="P22" style:family="paragraph" style:parent-style-name="Heading_20_2">
      <style:text-properties style:font-name="Helvetica" officeooo:rsid="000f2111" officeooo:paragraph-rsid="00104d3b"/>
    </style:style>
    <style:style style:name="P23" style:family="paragraph" style:parent-style-name="Heading_20_2">
      <style:text-properties style:font-name="Helvetica" officeooo:paragraph-rsid="00104d3b"/>
    </style:style>
    <style:style style:name="P24" style:family="paragraph" style:parent-style-name="Heading_20_2">
      <style:paragraph-properties fo:break-before="page"/>
      <style:text-properties style:font-name="Helvetica"/>
    </style:style>
    <style:style style:name="P25" style:family="paragraph" style:parent-style-name="Subtitle">
      <style:paragraph-properties fo:margin-top="0in" fo:margin-bottom="0in" loext:contextual-spacing="false" fo:text-align="center" style:justify-single-word="false"/>
      <style:text-properties style:font-name="Helvetica" fo:font-size="12pt" fo:font-style="italic" style:font-name-asian="Open Sans2" style:font-size-asian="12pt" style:font-style-asian="italic" style:font-name-complex="Open Sans2" style:font-size-complex="12pt"/>
    </style:style>
    <style:style style:name="P26" style:family="paragraph" style:parent-style-name="Title" style:master-page-name="Standard">
      <style:paragraph-properties fo:margin-top="0in" fo:margin-bottom="0in" loext:contextual-spacing="false" fo:line-height="100%" style:page-number="1"/>
      <style:text-properties style:font-name="Helvetica" officeooo:paragraph-rsid="00010b6f"/>
    </style:style>
    <style:style style:name="T1" style:family="text">
      <style:text-properties fo:color="#666666" style:font-name="Open Sans" fo:font-size="9pt" fo:font-weight="bold" style:font-name-asian="Open Sans2" style:font-size-asian="9pt" style:font-weight-asian="bold" style:font-name-complex="Open Sans2" style:font-size-complex="9pt"/>
    </style:style>
    <style:style style:name="T2" style:family="text">
      <style:text-properties fo:color="#666666" style:font-name="Open Sans" fo:font-size="9pt" fo:font-weight="bold" officeooo:rsid="000f2111" style:font-name-asian="Open Sans2" style:font-size-asian="9pt" style:font-weight-asian="bold" style:font-name-complex="Open Sans2" style:font-size-complex="9pt"/>
    </style:style>
    <style:style style:name="T3" style:family="text">
      <style:text-properties fo:color="#666666" style:font-name="Open Sans" fo:font-size="9pt" style:font-name-asian="Open Sans2" style:font-size-asian="9pt" style:font-name-complex="Open Sans2" style:font-size-complex="9pt"/>
    </style:style>
    <style:style style:name="T4" style:family="text">
      <style:text-properties fo:color="#666666" style:font-name="Open Sans" fo:font-size="9pt" officeooo:rsid="000f2111" style:font-name-asian="Open Sans2" style:font-size-asian="9pt" style:font-name-complex="Open Sans2" style:font-size-complex="9pt"/>
    </style:style>
    <style:style style:name="T5" style:family="text">
      <style:text-properties officeooo:rsid="00010b6f"/>
    </style:style>
    <style:style style:name="T6" style:family="text">
      <style:text-properties officeooo:rsid="000ea1e3"/>
    </style:style>
    <style:style style:name="T7" style:family="text">
      <style:text-properties officeooo:rsid="000f2111"/>
    </style:style>
    <style:style style:name="T8" style:family="text">
      <style:text-properties officeooo:rsid="00104d3b"/>
    </style:style>
    <style:style style:name="T9" style:family="text">
      <style:text-properties officeooo:rsid="0011bcd3"/>
    </style:style>
    <style:style style:name="T10" style:family="text">
      <style:text-properties officeooo:rsid="001287e2"/>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5">POA </text:span>Projet C++ : <text:span text:style-name="T10">Doc CPC</text:span></text:p>
      <text:p text:style-name="P25"><text:bookmark text:name="_1n6dbycapkjw"/>Informatique de Confiance : Cybersécurité du logiciel</text:p>
      <text:p text:style-name="P14"/>
      <text:p text:style-name="P10"/>
      <text:p text:style-name="P15">Introduction</text:p>
      <text:p text:style-name="P11"><text:tab/><text:span text:style-name="T6">Ce document présente et documente les classes et les fonctionnalités du projet CPC, CoffeePotController par Félix Bezançon et Matthieu Jan. Pour une information sur la compilation et l’usage, voir le README.md du projet.</text:span></text:p>
      <text:p text:style-name="P11"/>
      <text:p text:style-name="P16">Documentation Client</text:p>
      <text:p text:style-name="P18">Librairies :</text:p>
      <text:p text:style-name="P12"><text:tab/>Le client utilise la librairie standard c++ (lstdc++) et la librairie boost (-lboost_xxx)</text:p>
      <text:p text:style-name="P19">ClientCtl : </text:p>
      <text:p text:style-name="P6"><text:tab/>La classe ClientCtl décrit l’objet utilisé pour instancier un client. Il prend en paramètre une vue et un controleur réseau dédié au client. L’execution des commandes. (start, stop, get) se fait en utilisant la fonction void run(string commande), qui va demander au controleur réseau de la traiter, et va l’afficher via la vue.</text:p>
      <text:p text:style-name="P18">Client<text:span text:style-name="T6">NetCtl :</text:span></text:p>
      <text:p text:style-name="P5"><text:tab/><text:span text:style-name="T6">La classe ClientNetCtl décrit le controleur de réseau abstrait dédidé au client, possédant une méthode run permettant d’executer des actions. Son constructeur prend en paramètre l’ĥote et le port à contacter, qui seront fixés pour le reste de l’éxécution.</text:span></text:p>
      <text:p text:style-name="P21">BasicClientNetCtl :</text:p>
      <text:p text:style-name="P5"><text:tab/><text:span text:style-name="T7">La classe BasicClientNetCtl est une implémentation de ClientNetCtl. Celle ci génére des messages</text:span><text:tab/><text:span text:style-name="T7">formatés pour pouvoir marcher avec l’implémentation BasicServerNetCtl, mais sans respecter les standards HTTP. La méthode emitCmd envoie une commande au serveur, et la méthode handleReply récupère la réponse.</text:span></text:p>
      <text:p text:style-name="P5"/>
      <text:p text:style-name="P18">View et ConsoleView :</text:p>
      <text:p text:style-name="P5"><text:tab/><text:span text:style-name="T8">Ces deux classes étaient initialement prévues pour gérer une interface avec l’utilisateur. Le client loggant finalement ces messages dans la sortie standard elles n’ont pas été implémentées.</text:span></text:p>
      <text:p text:style-name="P17">Documentation <text:span text:style-name="T8">Server</text:span></text:p>
      <text:p text:style-name="P18">Support :</text:p>
      <text:p text:style-name="P5"><text:tab/><text:span text:style-name="T9">Le serveur est prévu pour fonctionner sur un RaspberryPi, et utilise les <text:s/>librairies et fonctions associés.</text:span></text:p>
      <text:p text:style-name="P23">Librairies :</text:p>
      <text:p text:style-name="P13"><text:tab/>Le <text:span text:style-name="T8">serveur</text:span> utilise la librairie standard c++ (lstdc++), la librairie boost (-lboost_xxx) <text:span text:style-name="T8">et les librairies wiringPi (lwiringPi) et python2.7 (lpython2.7)</text:span></text:p>
      <text:p text:style-name="P20"><text:span text:style-name="T8">Server</text:span>Ctl : </text:p>
      <text:p text:style-name="P7"><text:tab/>La classe <text:span text:style-name="T8">Server</text:span>Ctl décrit l’objet utilisé pour instancier un <text:span text:style-name="T8">serveur</text:span>. Il prend en paramètre un <text:span text:style-name="T8">driver </text:span>et un controleur réseau dédié au <text:span text:style-name="T8">server.</text:span> <text:span text:style-name="T8">La fonction run demande au serveur de se lancer.</text:span></text:p>
      <text:p text:style-name="P23"><text:span text:style-name="T8">ServerNetCtl :</text:span></text:p>
      <text:p text:style-name="P8"><text:tab/><text:span text:style-name="T6">La classe ServerNet décrit le controleur de réseau abstrait dédidé au serveur, possédant une méthode listen permettant d’executer d’écouter les connexions entrantes.</text:span></text:p>
      <text:p text:style-name="P22"><text:span text:style-name="T8">BasicServer</text:span>NetCtl :</text:p>
      <text:p text:style-name="P8"><text:tab/><text:span text:style-name="T7">La classe BasicServerNetCtl est une implémentation simple de ServerNetCtl, dans le sens où il réagit comme une serveur web très simple. Bien que ses réponses soient conformes aux standards HTTP, une connexion entrante recevra, peu importe l’url, une réponse HTTP 200 OK avec une page web unique contenant des informations simples et deux boutons. C’est aussi lui qui appelle PotState pour changer l’état de la cafetière.</text:span></text:p>
      <text:p text:style-name="P8"/>
      <text:p text:style-name="P18">PotState :</text:p>
      <text:p text:style-name="P5"><text:tab/><text:span text:style-name="T9">La classe PotState conserve l’état de la cafetière. Elle est modifié via la méthode setState(bool s) permettant de passer l’état à On ou OFF. Cette méthode va appeler le driver qui lui a été associé.</text:span></text:p>
      <text:p text:style-name="P5"><text:tab/><text:span text:style-name="T9">PotState est un singleton, afin de n’avoir qu’une seule instance de l’état et un seul Driver associé. Il n’est à priori pas thread safe, ce qui peut générer des erreurs. Son driver doit être set (via setDriver) avant l’utilisation, typiquement lors de la création du controleur de serveur.</text:span></text:p>
      <text:p text:style-name="P5"/>
      <text:p text:style-name="P18"/>
      <text:p text:style-name="P24">Driver, LedDriver et CoffeeDriver :</text:p>
      <text:p text:style-name="P9"><text:tab/><text:span text:style-name="T9">La classe Driver propose une interface simple, avec un void set (bool) et un bool get(). Un set(true) « allume » le périphérique associé, et un set(false) l’éteint.</text:span></text:p>
      <text:p text:style-name="P9"/>
      <text:p text:style-name="P9"><text:span text:style-name="T9"><text:tab/>LedDriver permet de controler de cette façon une Led connecté en entrée sur la pin 7 du RaspberryPi.</text:span></text:p>
      <text:p text:style-name="P9"/>
      <text:p text:style-name="P9"><text:tab/><text:span text:style-name="T9">CoffeeDriver permet de controler de cette façon deux servo moteur connecté en entrée sur les pin 11 (pour allumer) et 7 (pour éteindre) du RaspberryPi. Le montage sur la machine a café devra se faire en fonction. Le calibrage des servomoteurs se fait « en dur » dans la classe CoffeeDriver.c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Open Sans1" svg:font-family="'Open Sans'" style:font-family-generic="swis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text-align="justify" style:justify-single-word="false" fo:keep-together="always" fo:keep-with-next="always"/>
      <style:text-properties style:font-name="Open Sans" fo:font-family="'Open Sans'" style:font-family-generic="roman" style:font-pitch="variable" fo:font-size="14pt" fo:font-weight="bold" style:font-name-asian="Open Sans2" style:font-family-asian="'Open Sans'" style:font-family-generic-asian="system" style:font-pitch-asian="variable" style:font-size-asian="14pt" style:font-weight-asian="bold" style:font-name-complex="Open Sans2" style:font-family-complex="'Ope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Open Sans" fo:font-family="'Open Sans'" style:font-family-generic="roman" style:font-pitch="variable" fo:font-size="22pt" fo:font-weight="bold" style:font-name-asian="Open Sans2" style:font-family-asian="'Open Sans'" style:font-family-generic-asian="system" style:font-pitch-asian="variable" style:font-size-asian="22pt" style:font-weight-asian="bold" style:font-name-complex="Open Sans2" style:font-family-complex="'Open Sans'"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Open Sans" fo:font-family="'Open Sa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Open Sans" fo:font-family="'Open San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pen Sans" fo:font-family="'Open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Open Sans" fo:font-family="'Open San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6.25in" fo:margin-left="-0.0813in" fo:margin-top="0in" fo:margin-bottom="0in" table:align="left"/>
    </style:style>
    <style:style style:name="Tableau1.A" style:family="table-column">
      <style:table-column-properties style:column-width="4.4576in"/>
    </style:style>
    <style:style style:name="Tableau1.B" style:family="table-column">
      <style:table-column-properties style:column-width="1.7924in"/>
    </style:style>
    <style:style style:name="Tableau1.1" style:family="table-row">
      <style:table-row-properties style:min-row-height="0.3472in" fo:keep-together="auto"/>
    </style:style>
    <style:style style:name="Tableau1.A1" style:family="table-cell">
      <style:table-cell-properties style:vertical-align="" fo:background-color="#ffffff" fo:padding="0.0694in" fo:border="none">
        <style:background-image/>
      </style:table-cell-properties>
    </style:style>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text-properties fo:color="#666666" style:font-name="Open Sans" fo:font-size="9pt" style:font-name-asian="Open Sans2" style:font-size-asian="9pt" style:font-name-complex="Open Sans2" style:font-size-complex="9pt"/>
    </style:style>
    <style:style style:name="MP3" style:family="paragraph" style:parent-style-name="Standard">
      <style:paragraph-properties fo:margin-top="0in" fo:margin-bottom="0in" loext:contextual-spacing="false"/>
    </style:style>
    <style:style style:name="MP4"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0" fo:widows="0" fo:text-indent="0in" style:auto-text-indent="false" fo:background-color="#ffffff" fo:padding="0in" fo:border="none" fo:keep-with-next="auto"/>
    </style:style>
    <style:style style:name="MT1" style:family="text">
      <style:text-properties fo:color="#666666" style:font-name="Open Sans" fo:font-size="9pt" fo:font-weight="bold" officeooo:rsid="000f2111" style:font-name-asian="Open Sans2" style:font-size-asian="9pt" style:font-weight-asian="bold" style:font-name-complex="Open Sans2" style:font-size-complex="9pt"/>
    </style:style>
    <style:style style:name="MT2" style:family="text">
      <style:text-properties fo:color="#666666" style:font-name="Open Sans" fo:font-size="9pt" fo:font-weight="bold" style:font-name-asian="Open Sans2" style:font-size-asian="9pt" style:font-weight-asian="bold" style:font-name-complex="Open Sans2" style:font-size-complex="9pt"/>
    </style:style>
    <style:style style:name="MT3" style:family="text">
      <style:text-properties fo:color="#666666" style:font-name="Open Sans" fo:font-size="9pt" style:font-name-asian="Open Sans2" style:font-size-asian="9pt" style:font-name-complex="Open Sans2" style:font-size-complex="9pt"/>
    </style:style>
    <style:style style:name="MT4" style:family="text">
      <style:text-properties fo:color="#666666" style:font-name="Open Sans" fo:font-size="9pt" officeooo:rsid="000f2111" style:font-name-asian="Open Sans2" style:font-size-asian="9pt" style:font-name-complex="Open Sans2" style:font-size-complex="9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jpg" text:anchor-type="char" svg:x="5.1354in" svg:y="-0.0209in" svg:width="1.4425in" svg:height="0.589in" draw:z-index="2"><draw:image xlink:href="Pictures/1000000000000249000000F07B80DE7DE0B61592.jpg" xlink:type="simple" xlink:show="embed" xlink:actuate="onLoad" loext:mime-type="image/jpeg"/></draw:frame></text:p>
      </style:header>
      <style:footer>
        <text:p text:style-name="MP2"/>
        <table:table table:name="Tableau1" table:style-name="Tableau1">
          <table:table-column table:style-name="Tableau1.A"/>
          <table:table-column table:style-name="Tableau1.B"/>
          <table:table-row table:style-name="Tableau1.1">
            <table:table-cell table:style-name="Tableau1.A1" office:value-type="string">
              <text:p text:style-name="MP3"><text:span text:style-name="MT1">Info2</text:span><text:span text:style-name="MT2">-ENSIBS </text:span><text:span text:style-name="MT3">- Projet </text:span><text:span text:style-name="MT4">C++</text:span><text:span text:style-name="MT3"> : </text:span><text:span text:style-name="MT4">Doc</text:span></text:p>
            </table:table-cell>
            <table:table-cell table:style-name="Tableau1.A1" office:value-type="string">
              <text:p text:style-name="MP4"><text:span text:style-name="MT3">Page </text:span><text:span text:style-name="MT3"><text:page-number text:select-page="current">1</text:page-number></text:span><text:span text:style-name="MT3">/</text:span><text:span text:style-name="MT3"><text:page-count>3</text:page-count></text:span><text:span text:style-name="MT3"> </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editing-duration>PT3M34S</meta:editing-duration>
    <meta:editing-cycles>2</meta:editing-cycles>
    <meta:creation-date>2018-01-09T09:17:27.601472934</meta:creation-date>
    <dc:date>2018-01-09T10:03:08.794087205</dc:date>
    <meta:document-statistic meta:table-count="1" meta:image-count="1" meta:object-count="0" meta:page-count="3" meta:paragraph-count="35" meta:word-count="597" meta:character-count="3843" meta:non-whitespace-character-count="3261"/>
  </office:meta>
</office:document-meta>
</file>